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819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75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Bill of materials for Waveplayer V1.1.0</text:p>
          </table:table-cell>
          <table:covered-table-cell/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Instructions for use; Modify the 'number to order' variable to generate a list of product IDs to use for the below part sources. Blue cells are automatically generated.</text:p>
          </table:table-cell>
          <table:covered-table-cell/>
          <table:table-cell table:number-columns-repeated="7"/>
        </table:table-row>
        <table:table-row table:style-name="ro3">
          <table:table-cell table:style-name="ce3" office:value-type="string">
            <text:p>Part</text:p>
          </table:table-cell>
          <table:table-cell table:style-name="ce3" office:value-type="string">
            <text:p>Parts per unit</text:p>
          </table:table-cell>
          <table:table-cell table:style-name="ce1" office:value-type="string" table:number-columns-spanned="2" table:number-rows-spanned="1">
            <text:p>Source</text:p>
          </table:table-cell>
          <table:covered-table-cell/>
          <table:table-cell table:number-columns-repeated="3"/>
          <table:table-cell office:value-type="string">
            <text:p>Raw product I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a xlink:href="http://www.microkit.se/" xlink:type="simple">www.microkit.se</text:a></text:p>
          </table:table-cell>
          <table:table-cell office:value-type="string">
            <text:p><text:a xlink:href="http://www.farnell.com/" xlink:type="simple">www.farnell.com</text:a></text:p>
          </table:table-cell>
          <table:table-cell table:number-columns-repeated="3"/>
          <table:table-cell office:value-type="string">
            <text:p>Farnell</text:p>
          </table:table-cell>
          <table:table-cell/>
        </table:table-row>
        <table:table-row table:style-name="ro3">
          <table:table-cell office:value-type="string">
            <text:p>C1,C2,C17,C21,C26</text:p>
          </table:table-cell>
          <table:table-cell table:style-name="ce4" table:formula="of:=SUMPRODUCT(LEN([.$A5])-LEN(SUBSTITUTE([.$A5];&quot;,&quot;;&quot;&quot;)))+1" office:value-type="float" office:value="5">
            <text:p>5</text:p>
          </table:table-cell>
          <table:table-cell table:style-name="ce5" table:formula="of:=&quot;F&quot; &amp;[.$H5] &amp;&quot;+&quot;&amp;[.$B5]*([.$C$38]+[.$C$39])" office:value-type="string" office:string-value="F3188887+15">
            <text:p>F3188887+15</text:p>
          </table:table-cell>
          <table:table-cell table:style-name="ce5" table:formula="of:=[.$H5] &amp;&quot;, &quot;&amp;[.$B5]*([.$C$38]+[.$C$39])" office:value-type="string" office:string-value="3188887, 15">
            <text:p>3188887, 15</text:p>
          </table:table-cell>
          <table:table-cell table:number-columns-repeated="3"/>
          <table:table-cell table:style-name="ce7" office:value-type="string">
            <text:p>3188887</text:p>
          </table:table-cell>
          <table:table-cell/>
        </table:table-row>
        <table:table-row table:style-name="ro3">
          <table:table-cell office:value-type="string">
            <text:p>C11, C12</text:p>
          </table:table-cell>
          <table:table-cell table:style-name="ce4" table:formula="of:=SUMPRODUCT(LEN([.$A6])-LEN(SUBSTITUTE([.$A6];&quot;,&quot;;&quot;&quot;)))+1" office:value-type="float" office:value="2">
            <text:p>2</text:p>
          </table:table-cell>
          <table:table-cell table:style-name="ce5" table:formula="of:=&quot;F&quot; &amp;[.$H6] &amp;&quot;+&quot;&amp;[.$B6]*([.$C$38]+[.$C$39])" office:value-type="string" office:string-value="F1414683+6">
            <text:p>F1414683+6</text:p>
          </table:table-cell>
          <table:table-cell table:style-name="ce5" table:formula="of:=[.$H6] &amp;&quot;, &quot;&amp;[.$B6]*([.$C$38]+[.$C$39])" office:value-type="string" office:string-value="1414683, 6">
            <text:p>1414683, 6</text:p>
          </table:table-cell>
          <table:table-cell table:number-columns-repeated="3"/>
          <table:table-cell table:style-name="ce7" office:value-type="string">
            <text:p>1414683</text:p>
          </table:table-cell>
          <table:table-cell table:style-name="ce9"/>
        </table:table-row>
        <table:table-row table:style-name="ro3">
          <table:table-cell office:value-type="string">
            <text:p>C16</text:p>
          </table:table-cell>
          <table:table-cell table:style-name="ce4" table:formula="of:=SUMPRODUCT(LEN([.$A7])-LEN(SUBSTITUTE([.$A7];&quot;,&quot;;&quot;&quot;)))+1" office:value-type="float" office:value="1">
            <text:p>1</text:p>
          </table:table-cell>
          <table:table-cell table:style-name="ce5" table:formula="of:=&quot;F&quot; &amp;[.$H7] &amp;&quot;+&quot;&amp;[.$B7]*([.$C$38]+[.$C$39])" office:value-type="string" office:string-value="F2118131+3">
            <text:p>F2118131+3</text:p>
          </table:table-cell>
          <table:table-cell table:style-name="ce5" table:formula="of:=[.$H7] &amp;&quot;, &quot;&amp;[.$B7]*([.$C$38]+[.$C$39])" office:value-type="string" office:string-value="2118131, 3">
            <text:p>2118131, 3</text:p>
          </table:table-cell>
          <table:table-cell table:number-columns-repeated="3"/>
          <table:table-cell table:style-name="ce7" office:value-type="string">
            <text:p>2118131</text:p>
          </table:table-cell>
          <table:table-cell/>
        </table:table-row>
        <table:table-row table:style-name="ro3">
          <table:table-cell office:value-type="string">
            <text:p>C3,C8,C18</text:p>
          </table:table-cell>
          <table:table-cell table:style-name="ce4" table:formula="of:=SUMPRODUCT(LEN([.$A8])-LEN(SUBSTITUTE([.$A8];&quot;,&quot;;&quot;&quot;)))+1" office:value-type="float" office:value="3">
            <text:p>3</text:p>
          </table:table-cell>
          <table:table-cell table:style-name="ce5" table:formula="of:=&quot;F&quot; &amp;[.$H8] &amp;&quot;+&quot;&amp;[.$B8]*([.$C$38]+[.$C$39])" office:value-type="string" office:string-value="F1759225+9">
            <text:p>F1759225+9</text:p>
          </table:table-cell>
          <table:table-cell table:style-name="ce5" table:formula="of:=[.$H8] &amp;&quot;, &quot;&amp;[.$B8]*([.$C$38]+[.$C$39])" office:value-type="string" office:string-value="1759225, 9">
            <text:p>1759225, 9</text:p>
          </table:table-cell>
          <table:table-cell table:number-columns-repeated="3"/>
          <table:table-cell table:style-name="ce7" office:value-type="string">
            <text:p>1759225</text:p>
          </table:table-cell>
          <table:table-cell/>
        </table:table-row>
        <table:table-row table:style-name="ro3">
          <table:table-cell office:value-type="string">
            <text:p>C4,C5,C9,C14,C15,C19,C20,C22,C23,C24,C25</text:p>
          </table:table-cell>
          <table:table-cell table:style-name="ce4" table:formula="of:=SUMPRODUCT(LEN([.$A9])-LEN(SUBSTITUTE([.$A9];&quot;,&quot;;&quot;&quot;)))+1" office:value-type="float" office:value="11">
            <text:p>11</text:p>
          </table:table-cell>
          <table:table-cell table:style-name="ce5" table:formula="of:=&quot;F&quot; &amp;[.$H9] &amp;&quot;+&quot;&amp;[.$B9]*([.$C$38]+[.$C$39])" office:value-type="string" office:string-value="F2320921+33">
            <text:p>F2320921+33</text:p>
          </table:table-cell>
          <table:table-cell table:style-name="ce5" table:formula="of:=[.$H9] &amp;&quot;, &quot;&amp;[.$B9]*([.$C$38]+[.$C$39])" office:value-type="string" office:string-value="2320921, 33">
            <text:p>2320921, 33</text:p>
          </table:table-cell>
          <table:table-cell table:number-columns-repeated="3"/>
          <table:table-cell table:style-name="ce7" office:value-type="string">
            <text:p>2320921</text:p>
          </table:table-cell>
          <table:table-cell/>
        </table:table-row>
        <table:table-row table:style-name="ro3">
          <table:table-cell office:value-type="string">
            <text:p>C6,C7,C10,C13</text:p>
          </table:table-cell>
          <table:table-cell table:style-name="ce4" table:formula="of:=SUMPRODUCT(LEN([.$A10])-LEN(SUBSTITUTE([.$A10];&quot;,&quot;;&quot;&quot;)))+1" office:value-type="float" office:value="4">
            <text:p>4</text:p>
          </table:table-cell>
          <table:table-cell table:style-name="ce5" table:formula="of:=&quot;F&quot; &amp;[.$H10] &amp;&quot;+&quot;&amp;[.$B10]*([.$C$38]+[.$C$39])" office:value-type="string" office:string-value="F8820040+12">
            <text:p>F8820040+12</text:p>
          </table:table-cell>
          <table:table-cell table:style-name="ce5" table:formula="of:=[.$H10] &amp;&quot;, &quot;&amp;[.$B10]*([.$C$38]+[.$C$39])" office:value-type="string" office:string-value="8820040, 12">
            <text:p>8820040, 12</text:p>
          </table:table-cell>
          <table:table-cell table:number-columns-repeated="3"/>
          <table:table-cell table:style-name="ce7" office:value-type="string">
            <text:p>8820040</text:p>
          </table:table-cell>
          <table:table-cell/>
        </table:table-row>
        <table:table-row table:style-name="ro3">
          <table:table-cell office:value-type="string">
            <text:p>D1</text:p>
          </table:table-cell>
          <table:table-cell table:style-name="ce4" table:formula="of:=SUMPRODUCT(LEN([.$A11])-LEN(SUBSTITUTE([.$A11];&quot;,&quot;;&quot;&quot;)))+1" office:value-type="float" office:value="1">
            <text:p>1</text:p>
          </table:table-cell>
          <table:table-cell table:style-name="ce5" table:formula="of:=&quot;F&quot; &amp;[.$H11] &amp;&quot;+&quot;&amp;[.$B11]*([.$C$38]+[.$C$39])" office:value-type="string" office:string-value="F9556923+3">
            <text:p>F9556923+3</text:p>
          </table:table-cell>
          <table:table-cell table:style-name="ce5" table:formula="of:=[.$H11] &amp;&quot;, &quot;&amp;[.$B11]*([.$C$38]+[.$C$39])" office:value-type="string" office:string-value="9556923, 3">
            <text:p>9556923, 3</text:p>
          </table:table-cell>
          <table:table-cell table:number-columns-repeated="3"/>
          <table:table-cell table:style-name="ce8" office:value-type="string">
            <text:p>9556923</text:p>
          </table:table-cell>
          <table:table-cell/>
        </table:table-row>
        <table:table-row table:style-name="ro3">
          <table:table-cell office:value-type="string">
            <text:p>D2, D3</text:p>
          </table:table-cell>
          <table:table-cell table:style-name="ce4" table:formula="of:=SUMPRODUCT(LEN([.$A12])-LEN(SUBSTITUTE([.$A12];&quot;,&quot;;&quot;&quot;)))+1" office:value-type="float" office:value="2">
            <text:p>2</text:p>
          </table:table-cell>
          <table:table-cell table:style-name="ce5" table:formula="of:=&quot;F&quot; &amp;[.$H12] &amp;&quot;+&quot;&amp;[.$B12]*([.$C$38]+[.$C$39])" office:value-type="string" office:string-value="F8737525+6">
            <text:p>F8737525+6</text:p>
          </table:table-cell>
          <table:table-cell table:style-name="ce5" table:formula="of:=[.$H12] &amp;&quot;, &quot;&amp;[.$B12]*([.$C$38]+[.$C$39])" office:value-type="string" office:string-value="8737525, 6">
            <text:p>8737525, 6</text:p>
          </table:table-cell>
          <table:table-cell table:number-columns-repeated="3"/>
          <table:table-cell table:style-name="ce8" office:value-type="string">
            <text:p>8737525</text:p>
          </table:table-cell>
          <table:table-cell/>
        </table:table-row>
        <table:table-row table:style-name="ro3">
          <table:table-cell office:value-type="string">
            <text:p>F1</text:p>
          </table:table-cell>
          <table:table-cell table:style-name="ce4" table:formula="of:=SUMPRODUCT(LEN([.$A13])-LEN(SUBSTITUTE([.$A13];&quot;,&quot;;&quot;&quot;)))+1" office:value-type="float" office:value="1">
            <text:p>1</text:p>
          </table:table-cell>
          <table:table-cell table:style-name="ce5" table:formula="of:=&quot;F&quot; &amp;[.$H13] &amp;&quot;+&quot;&amp;[.$B13]*([.$C$38]+[.$C$39])" office:value-type="string" office:string-value="F2309136+3">
            <text:p>F2309136+3</text:p>
          </table:table-cell>
          <table:table-cell table:style-name="ce5" table:formula="of:=[.$H13] &amp;&quot;, &quot;&amp;[.$B13]*([.$C$38]+[.$C$39])" office:value-type="string" office:string-value="2309136, 3">
            <text:p>2309136, 3</text:p>
          </table:table-cell>
          <table:table-cell table:number-columns-repeated="3"/>
          <table:table-cell table:style-name="ce7" office:value-type="string">
            <text:p>2309136</text:p>
          </table:table-cell>
          <table:table-cell/>
        </table:table-row>
        <table:table-row table:style-name="ro3">
          <table:table-cell office:value-type="string">
            <text:p>IC1</text:p>
          </table:table-cell>
          <table:table-cell table:style-name="ce4" table:formula="of:=SUMPRODUCT(LEN([.$A14])-LEN(SUBSTITUTE([.$A14];&quot;,&quot;;&quot;&quot;)))+1" office:value-type="float" office:value="1">
            <text:p>1</text:p>
          </table:table-cell>
          <table:table-cell table:style-name="ce5" table:formula="of:=&quot;F&quot; &amp;[.$H14] &amp;&quot;+&quot;&amp;[.$B14]*([.$C$38]+[.$C$39])" office:value-type="string" office:string-value="F1827383+3">
            <text:p>F1827383+3</text:p>
          </table:table-cell>
          <table:table-cell table:style-name="ce5" table:formula="of:=[.$H14] &amp;&quot;, &quot;&amp;[.$B14]*([.$C$38]+[.$C$39])" office:value-type="string" office:string-value="1827383, 3">
            <text:p>1827383, 3</text:p>
          </table:table-cell>
          <table:table-cell table:number-columns-repeated="3"/>
          <table:table-cell table:style-name="ce8" office:value-type="string">
            <text:p>1827383</text:p>
          </table:table-cell>
          <table:table-cell/>
        </table:table-row>
        <table:table-row table:style-name="ro3">
          <table:table-cell office:value-type="string">
            <text:p>IC2</text:p>
          </table:table-cell>
          <table:table-cell table:style-name="ce4" table:formula="of:=SUMPRODUCT(LEN([.$A15])-LEN(SUBSTITUTE([.$A15];&quot;,&quot;;&quot;&quot;)))+1" office:value-type="float" office:value="1">
            <text:p>1</text:p>
          </table:table-cell>
          <table:table-cell table:style-name="ce5" table:formula="of:=&quot;F&quot; &amp;[.$H15] &amp;&quot;+&quot;&amp;[.$B15]*([.$C$38]+[.$C$39])" office:value-type="string" office:string-value="F2327713+3">
            <text:p>F2327713+3</text:p>
          </table:table-cell>
          <table:table-cell table:style-name="ce5" table:formula="of:=[.$H15] &amp;&quot;, &quot;&amp;[.$B15]*([.$C$38]+[.$C$39])" office:value-type="string" office:string-value="2327713, 3">
            <text:p>2327713, 3</text:p>
          </table:table-cell>
          <table:table-cell table:number-columns-repeated="3"/>
          <table:table-cell table:style-name="ce8" office:value-type="string">
            <text:p>2327713</text:p>
          </table:table-cell>
          <table:table-cell/>
        </table:table-row>
        <table:table-row table:style-name="ro3">
          <table:table-cell office:value-type="string">
            <text:p>IC3</text:p>
          </table:table-cell>
          <table:table-cell table:style-name="ce4" table:formula="of:=SUMPRODUCT(LEN([.$A16])-LEN(SUBSTITUTE([.$A16];&quot;,&quot;;&quot;&quot;)))+1" office:value-type="float" office:value="1">
            <text:p>1</text:p>
          </table:table-cell>
          <table:table-cell table:style-name="ce5" table:formula="of:=&quot;F&quot; &amp;[.$H16] &amp;&quot;+&quot;&amp;[.$B16]*([.$C$38]+[.$C$39])" office:value-type="string" office:string-value="F2102542+3">
            <text:p>F2102542+3</text:p>
          </table:table-cell>
          <table:table-cell table:style-name="ce5" table:formula="of:=[.$H16] &amp;&quot;, &quot;&amp;[.$B16]*([.$C$38]+[.$C$39])" office:value-type="string" office:string-value="2102542, 3">
            <text:p>2102542, 3</text:p>
          </table:table-cell>
          <table:table-cell table:number-columns-repeated="3"/>
          <table:table-cell table:style-name="ce8" office:value-type="string">
            <text:p>2102542</text:p>
          </table:table-cell>
          <table:table-cell/>
        </table:table-row>
        <table:table-row table:style-name="ro3">
          <table:table-cell office:value-type="string">
            <text:p>IC4</text:p>
          </table:table-cell>
          <table:table-cell table:style-name="ce4" table:formula="of:=SUMPRODUCT(LEN([.$A17])-LEN(SUBSTITUTE([.$A17];&quot;,&quot;;&quot;&quot;)))+1" office:value-type="float" office:value="1">
            <text:p>1</text:p>
          </table:table-cell>
          <table:table-cell table:style-name="ce5" table:formula="of:=&quot;F&quot; &amp;[.$H17] &amp;&quot;+&quot;&amp;[.$B17]*([.$C$38]+[.$C$39])" office:value-type="string" office:string-value="F1697152+3">
            <text:p>F1697152+3</text:p>
          </table:table-cell>
          <table:table-cell table:style-name="ce5" table:formula="of:=[.$H17] &amp;&quot;, &quot;&amp;[.$B17]*([.$C$38]+[.$C$39])" office:value-type="string" office:string-value="1697152, 3">
            <text:p>1697152, 3</text:p>
          </table:table-cell>
          <table:table-cell table:number-columns-repeated="3"/>
          <table:table-cell table:style-name="ce8" office:value-type="string">
            <text:p>1697152</text:p>
          </table:table-cell>
          <table:table-cell/>
        </table:table-row>
        <table:table-row table:style-name="ro3">
          <table:table-cell office:value-type="string">
            <text:p>IC5</text:p>
          </table:table-cell>
          <table:table-cell table:style-name="ce4" table:formula="of:=SUMPRODUCT(LEN([.$A18])-LEN(SUBSTITUTE([.$A18];&quot;,&quot;;&quot;&quot;)))+1" office:value-type="float" office:value="1">
            <text:p>1</text:p>
          </table:table-cell>
          <table:table-cell table:style-name="ce5" table:formula="of:=&quot;F&quot; &amp;[.$H18] &amp;&quot;+&quot;&amp;[.$B18]*([.$C$38]+[.$C$39])" office:value-type="string" office:string-value="F2078552+3">
            <text:p>F2078552+3</text:p>
          </table:table-cell>
          <table:table-cell table:style-name="ce5" table:formula="of:=[.$H18] &amp;&quot;, &quot;&amp;[.$B18]*([.$C$38]+[.$C$39])" office:value-type="string" office:string-value="2078552, 3">
            <text:p>2078552, 3</text:p>
          </table:table-cell>
          <table:table-cell table:number-columns-repeated="3"/>
          <table:table-cell table:style-name="ce8" office:value-type="string">
            <text:p>2078552</text:p>
          </table:table-cell>
          <table:table-cell/>
        </table:table-row>
        <table:table-row table:style-name="ro3">
          <table:table-cell office:value-type="string">
            <text:p>IC6</text:p>
          </table:table-cell>
          <table:table-cell table:style-name="ce4" table:formula="of:=SUMPRODUCT(LEN([.$A19])-LEN(SUBSTITUTE([.$A19];&quot;,&quot;;&quot;&quot;)))+1" office:value-type="float" office:value="1">
            <text:p>1</text:p>
          </table:table-cell>
          <table:table-cell table:style-name="ce5" table:formula="of:=&quot;F&quot; &amp;[.$H19] &amp;&quot;+&quot;&amp;[.$B19]*([.$C$38]+[.$C$39])" office:value-type="string" office:string-value="F1439380+3">
            <text:p>F1439380+3</text:p>
          </table:table-cell>
          <table:table-cell table:style-name="ce5" table:formula="of:=[.$H19] &amp;&quot;, &quot;&amp;[.$B19]*([.$C$38]+[.$C$39])" office:value-type="string" office:string-value="1439380, 3">
            <text:p>1439380, 3</text:p>
          </table:table-cell>
          <table:table-cell table:number-columns-repeated="3"/>
          <table:table-cell table:style-name="ce8" office:value-type="string">
            <text:p>1439380</text:p>
          </table:table-cell>
          <table:table-cell/>
        </table:table-row>
        <table:table-row table:style-name="ro3">
          <table:table-cell office:value-type="string">
            <text:p>J1</text:p>
          </table:table-cell>
          <table:table-cell table:style-name="ce4" table:formula="of:=SUMPRODUCT(LEN([.$A20])-LEN(SUBSTITUTE([.$A20];&quot;,&quot;;&quot;&quot;)))+1" office:value-type="float" office:value="1">
            <text:p>1</text:p>
          </table:table-cell>
          <table:table-cell table:style-name="ce5" table:formula="of:=&quot;F&quot; &amp;[.$H20] &amp;&quot;+&quot;&amp;[.$B20]*([.$C$38]+[.$C$39])" office:value-type="string" office:string-value="F1593440+3">
            <text:p>F1593440+3</text:p>
          </table:table-cell>
          <table:table-cell table:style-name="ce5" table:formula="of:=[.$H20] &amp;&quot;, &quot;&amp;[.$B20]*([.$C$38]+[.$C$39])" office:value-type="string" office:string-value="1593440, 3">
            <text:p>1593440, 3</text:p>
          </table:table-cell>
          <table:table-cell table:number-columns-repeated="3"/>
          <table:table-cell table:style-name="ce7" office:value-type="string">
            <text:p>1593440</text:p>
          </table:table-cell>
          <table:table-cell/>
        </table:table-row>
        <table:table-row table:style-name="ro3">
          <table:table-cell office:value-type="string">
            <text:p>JP1</text:p>
          </table:table-cell>
          <table:table-cell table:style-name="ce4" table:formula="of:=SUMPRODUCT(LEN([.$A21])-LEN(SUBSTITUTE([.$A21];&quot;,&quot;;&quot;&quot;)))+1" office:value-type="float" office:value="1">
            <text:p>1</text:p>
          </table:table-cell>
          <table:table-cell table:style-name="ce5" table:formula="of:=&quot;F&quot; &amp;[.$H21] &amp;&quot;+&quot;&amp;[.$B21]*([.$C$38]+[.$C$39])" office:value-type="string" office:string-value="F1593421+3">
            <text:p>F1593421+3</text:p>
          </table:table-cell>
          <table:table-cell table:style-name="ce5" table:formula="of:=[.$H21] &amp;&quot;, &quot;&amp;[.$B21]*([.$C$38]+[.$C$39])" office:value-type="string" office:string-value="1593421, 3">
            <text:p>1593421, 3</text:p>
          </table:table-cell>
          <table:table-cell table:number-columns-repeated="3"/>
          <table:table-cell table:style-name="ce7" office:value-type="string">
            <text:p>1593421</text:p>
          </table:table-cell>
          <table:table-cell/>
        </table:table-row>
        <table:table-row table:style-name="ro3">
          <table:table-cell office:value-type="string">
            <text:p>L1,L2,L3,L4,L5</text:p>
          </table:table-cell>
          <table:table-cell table:style-name="ce4" table:formula="of:=SUMPRODUCT(LEN([.$A22])-LEN(SUBSTITUTE([.$A22];&quot;,&quot;;&quot;&quot;)))+1" office:value-type="float" office:value="5">
            <text:p>5</text:p>
          </table:table-cell>
          <table:table-cell table:style-name="ce5" table:formula="of:=&quot;F&quot; &amp;[.$H22] &amp;&quot;+&quot;&amp;[.$B22]*([.$C$38]+[.$C$39])" office:value-type="string" office:string-value="F1635738+15">
            <text:p>F1635738+15</text:p>
          </table:table-cell>
          <table:table-cell table:style-name="ce5" table:formula="of:=[.$H22] &amp;&quot;, &quot;&amp;[.$B22]*([.$C$38]+[.$C$39])" office:value-type="string" office:string-value="1635738, 15">
            <text:p>1635738, 15</text:p>
          </table:table-cell>
          <table:table-cell table:number-columns-repeated="3"/>
          <table:table-cell table:style-name="ce7" office:value-type="string">
            <text:p>1635738</text:p>
          </table:table-cell>
          <table:table-cell/>
        </table:table-row>
        <table:table-row table:style-name="ro3">
          <table:table-cell office:value-type="string">
            <text:p>LED1,LED2</text:p>
          </table:table-cell>
          <table:table-cell table:style-name="ce4" table:formula="of:=SUMPRODUCT(LEN([.$A23])-LEN(SUBSTITUTE([.$A23];&quot;,&quot;;&quot;&quot;)))+1" office:value-type="float" office:value="2">
            <text:p>2</text:p>
          </table:table-cell>
          <table:table-cell table:style-name="ce5" table:formula="of:=&quot;F&quot; &amp;[.$H23] &amp;&quot;+&quot;&amp;[.$B23]*([.$C$38]+[.$C$39])" office:value-type="string" office:string-value="F2099247+6">
            <text:p>F2099247+6</text:p>
          </table:table-cell>
          <table:table-cell table:style-name="ce5" table:formula="of:=[.$H23] &amp;&quot;, &quot;&amp;[.$B23]*([.$C$38]+[.$C$39])" office:value-type="string" office:string-value="2099247, 6">
            <text:p>2099247, 6</text:p>
          </table:table-cell>
          <table:table-cell table:number-columns-repeated="3"/>
          <table:table-cell table:style-name="ce7" office:value-type="string">
            <text:p>2099247</text:p>
          </table:table-cell>
          <table:table-cell/>
        </table:table-row>
        <table:table-row table:style-name="ro3">
          <table:table-cell office:value-type="string">
            <text:p>Q1</text:p>
          </table:table-cell>
          <table:table-cell table:style-name="ce4" table:formula="of:=SUMPRODUCT(LEN([.$A24])-LEN(SUBSTITUTE([.$A24];&quot;,&quot;;&quot;&quot;)))+1" office:value-type="float" office:value="1">
            <text:p>1</text:p>
          </table:table-cell>
          <table:table-cell table:style-name="ce5" table:formula="of:=&quot;F&quot; &amp;[.$H24] &amp;&quot;+&quot;&amp;[.$B24]*([.$C$38]+[.$C$39])" office:value-type="string" office:string-value="F1842333+3">
            <text:p>F1842333+3</text:p>
          </table:table-cell>
          <table:table-cell table:style-name="ce5" table:formula="of:=[.$H24] &amp;&quot;, &quot;&amp;[.$B24]*([.$C$38]+[.$C$39])" office:value-type="string" office:string-value="1842333, 3">
            <text:p>1842333, 3</text:p>
          </table:table-cell>
          <table:table-cell table:number-columns-repeated="3"/>
          <table:table-cell table:style-name="ce8" office:value-type="string">
            <text:p>1842333</text:p>
          </table:table-cell>
          <table:table-cell/>
        </table:table-row>
        <table:table-row table:style-name="ro3">
          <table:table-cell office:value-type="string">
            <text:p>R1,R3,R10,R12</text:p>
          </table:table-cell>
          <table:table-cell table:style-name="ce4" table:formula="of:=SUMPRODUCT(LEN([.$A25])-LEN(SUBSTITUTE([.$A25];&quot;,&quot;;&quot;&quot;)))+1" office:value-type="float" office:value="4">
            <text:p>4</text:p>
          </table:table-cell>
          <table:table-cell table:style-name="ce5" table:formula="of:=&quot;F&quot; &amp;[.$H25] &amp;&quot;+&quot;&amp;[.$B25]*([.$C$39])" office:value-type="string" office:string-value="F1565329+0">
            <text:p>F1565329+0</text:p>
          </table:table-cell>
          <table:table-cell table:style-name="ce5" table:formula="of:=[.$H25] &amp;&quot;, &quot;&amp;[.$B25]*([.$C$39])" office:value-type="string" office:string-value="1565329, 0">
            <text:p>1565329, 0</text:p>
          </table:table-cell>
          <table:table-cell table:number-columns-repeated="2"/>
          <table:table-cell office:value-type="string">
            <text:p>TH</text:p>
          </table:table-cell>
          <table:table-cell office:value-type="string">
            <text:p>1565329</text:p>
          </table:table-cell>
          <table:table-cell/>
        </table:table-row>
        <table:table-row table:style-name="ro3">
          <table:table-cell office:value-type="string">
            <text:p>R19</text:p>
          </table:table-cell>
          <table:table-cell table:style-name="ce4" table:formula="of:=SUMPRODUCT(LEN([.$A26])-LEN(SUBSTITUTE([.$A26];&quot;,&quot;;&quot;&quot;)))+1" office:value-type="float" office:value="1">
            <text:p>1</text:p>
          </table:table-cell>
          <table:table-cell table:style-name="ce5" table:formula="of:=&quot;F&quot; &amp;[.$H26] &amp;&quot;+&quot;&amp;[.$B26]*([.$C$38]+[.$C$39])" office:value-type="string" office:string-value="F1469740+3">
            <text:p>F1469740+3</text:p>
          </table:table-cell>
          <table:table-cell table:style-name="ce5" table:formula="of:=[.$H26] &amp;&quot;, &quot;&amp;[.$B26]*([.$C$38]+[.$C$39])" office:value-type="string" office:string-value="1469740, 3">
            <text:p>1469740, 3</text:p>
          </table:table-cell>
          <table:table-cell table:number-columns-repeated="3"/>
          <table:table-cell office:value-type="string">
            <text:p>1469740</text:p>
          </table:table-cell>
          <table:table-cell/>
        </table:table-row>
        <table:table-row table:style-name="ro3">
          <table:table-cell office:value-type="string">
            <text:p>R2,R6,R11,R15</text:p>
          </table:table-cell>
          <table:table-cell table:style-name="ce4" table:formula="of:=SUMPRODUCT(LEN([.$A27])-LEN(SUBSTITUTE([.$A27];&quot;,&quot;;&quot;&quot;)))+1" office:value-type="float" office:value="4">
            <text:p>4</text:p>
          </table:table-cell>
          <table:table-cell table:style-name="ce5" table:formula="of:=&quot;F&quot; &amp;[.$H27] &amp;&quot;+&quot;&amp;[.$B27]*([.$C$38])" office:value-type="string" office:string-value="F1500651+12">
            <text:p>F1500651+12</text:p>
          </table:table-cell>
          <table:table-cell table:style-name="ce5" table:formula="of:=[.$H27] &amp;&quot;, &quot;&amp;[.$B27]*([.$C$38])" office:value-type="string" office:string-value="1500651, 12">
            <text:p>1500651, 12</text:p>
          </table:table-cell>
          <table:table-cell table:number-columns-repeated="2"/>
          <table:table-cell office:value-type="string">
            <text:p>SMD</text:p>
          </table:table-cell>
          <table:table-cell office:value-type="string">
            <text:p>1500651</text:p>
          </table:table-cell>
          <table:table-cell/>
        </table:table-row>
        <table:table-row table:style-name="ro3">
          <table:table-cell office:value-type="string">
            <text:p>R9, R18, R20, R21</text:p>
          </table:table-cell>
          <table:table-cell table:style-name="ce4" table:formula="of:=SUMPRODUCT(LEN([.$A28])-LEN(SUBSTITUTE([.$A28];&quot;,&quot;;&quot;&quot;)))+1" office:value-type="float" office:value="4">
            <text:p>4</text:p>
          </table:table-cell>
          <table:table-cell table:style-name="ce5" table:formula="of:=&quot;F&quot; &amp;[.$H28] &amp;&quot;+&quot;&amp;[.$B28]*([.$C$38]+[.$C$39])" office:value-type="string" office:string-value="F1469831+12">
            <text:p>F1469831+12</text:p>
          </table:table-cell>
          <table:table-cell table:style-name="ce5" table:formula="of:=[.$H28] &amp;&quot;, &quot;&amp;[.$B28]*([.$C$38]+[.$C$39])" office:value-type="string" office:string-value="1469831, 12">
            <text:p>1469831, 12</text:p>
          </table:table-cell>
          <table:table-cell table:number-columns-repeated="3"/>
          <table:table-cell office:value-type="string">
            <text:p>1469831</text:p>
          </table:table-cell>
          <table:table-cell/>
        </table:table-row>
        <table:table-row table:style-name="ro3">
          <table:table-cell office:value-type="string">
            <text:p>R4,R13</text:p>
          </table:table-cell>
          <table:table-cell table:style-name="ce4" table:formula="of:=SUMPRODUCT(LEN([.$A29])-LEN(SUBSTITUTE([.$A29];&quot;,&quot;;&quot;&quot;)))+1" office:value-type="float" office:value="2">
            <text:p>2</text:p>
          </table:table-cell>
          <table:table-cell table:style-name="ce5" table:formula="of:=&quot;F&quot; &amp;[.$H29] &amp;&quot;+&quot;&amp;[.$B29]*([.$C$39])" office:value-type="string" office:string-value="F1565301+0">
            <text:p>F1565301+0</text:p>
          </table:table-cell>
          <table:table-cell table:style-name="ce5" table:formula="of:=[.$H29] &amp;&quot;, &quot;&amp;[.$B29]*([.$C$39])" office:value-type="string" office:string-value="1565301, 0">
            <text:p>1565301, 0</text:p>
          </table:table-cell>
          <table:table-cell table:number-columns-repeated="2"/>
          <table:table-cell office:value-type="string">
            <text:p>TH</text:p>
          </table:table-cell>
          <table:table-cell office:value-type="string">
            <text:p>1565301</text:p>
          </table:table-cell>
          <table:table-cell/>
        </table:table-row>
        <table:table-row table:style-name="ro3">
          <table:table-cell office:value-type="string">
            <text:p>R5,R14</text:p>
          </table:table-cell>
          <table:table-cell table:style-name="ce4" table:formula="of:=SUMPRODUCT(LEN([.$A30])-LEN(SUBSTITUTE([.$A30];&quot;,&quot;;&quot;&quot;)))+1" office:value-type="float" office:value="2">
            <text:p>2</text:p>
          </table:table-cell>
          <table:table-cell table:style-name="ce5" table:formula="of:=&quot;F&quot; &amp;[.$H30] &amp;&quot;+&quot;&amp;[.$B30]*([.$C$39])" office:value-type="string" office:string-value="F1565270+0">
            <text:p>F1565270+0</text:p>
          </table:table-cell>
          <table:table-cell table:style-name="ce5" table:formula="of:=[.$H30] &amp;&quot;, &quot;&amp;[.$B30]*([.$C$39])" office:value-type="string" office:string-value="1565270, 0">
            <text:p>1565270, 0</text:p>
          </table:table-cell>
          <table:table-cell table:number-columns-repeated="2"/>
          <table:table-cell office:value-type="string">
            <text:p>TH</text:p>
          </table:table-cell>
          <table:table-cell office:value-type="string">
            <text:p>1565270</text:p>
          </table:table-cell>
          <table:table-cell/>
        </table:table-row>
        <table:table-row table:style-name="ro3">
          <table:table-cell office:value-type="string">
            <text:p>R7,R16</text:p>
          </table:table-cell>
          <table:table-cell table:style-name="ce4" table:formula="of:=SUMPRODUCT(LEN([.$A31])-LEN(SUBSTITUTE([.$A31];&quot;,&quot;;&quot;&quot;)))+1" office:value-type="float" office:value="2">
            <text:p>2</text:p>
          </table:table-cell>
          <table:table-cell table:style-name="ce5" table:formula="of:=&quot;F&quot; &amp;[.$H31] &amp;&quot;+&quot;&amp;[.$B31]*([.$C$38])" office:value-type="string" office:string-value="F1500610+6">
            <text:p>F1500610+6</text:p>
          </table:table-cell>
          <table:table-cell table:style-name="ce5" table:formula="of:=[.$H31] &amp;&quot;, &quot;&amp;[.$B31]*([.$C$38])" office:value-type="string" office:string-value="1500610, 6">
            <text:p>1500610, 6</text:p>
          </table:table-cell>
          <table:table-cell table:number-columns-repeated="2"/>
          <table:table-cell office:value-type="string">
            <text:p>SMD</text:p>
          </table:table-cell>
          <table:table-cell office:value-type="string">
            <text:p>1500610</text:p>
          </table:table-cell>
          <table:table-cell/>
        </table:table-row>
        <table:table-row table:style-name="ro3">
          <table:table-cell office:value-type="string">
            <text:p>R8,R17</text:p>
          </table:table-cell>
          <table:table-cell table:style-name="ce4" table:formula="of:=SUMPRODUCT(LEN([.$A32])-LEN(SUBSTITUTE([.$A32];&quot;,&quot;;&quot;&quot;)))+1" office:value-type="float" office:value="2">
            <text:p>2</text:p>
          </table:table-cell>
          <table:table-cell table:style-name="ce5" table:formula="of:=&quot;F&quot; &amp;[.$H32] &amp;&quot;+&quot;&amp;[.$B32]*([.$C$38])" office:value-type="string" office:string-value="F1500583+6">
            <text:p>F1500583+6</text:p>
          </table:table-cell>
          <table:table-cell table:style-name="ce5" table:formula="of:=[.$H32] &amp;&quot;, &quot;&amp;[.$B32]*([.$C$38])" office:value-type="string" office:string-value="1500583, 6">
            <text:p>1500583, 6</text:p>
          </table:table-cell>
          <table:table-cell table:number-columns-repeated="2"/>
          <table:table-cell office:value-type="string">
            <text:p>SMD</text:p>
          </table:table-cell>
          <table:table-cell office:value-type="string">
            <text:p>1500583</text:p>
          </table:table-cell>
          <table:table-cell/>
        </table:table-row>
        <table:table-row table:style-name="ro3">
          <table:table-cell office:value-type="string">
            <text:p>RN1,RN4,RN8</text:p>
          </table:table-cell>
          <table:table-cell table:style-name="ce4" table:formula="of:=SUMPRODUCT(LEN([.$A33])-LEN(SUBSTITUTE([.$A33];&quot;,&quot;;&quot;&quot;)))+1" office:value-type="float" office:value="3">
            <text:p>3</text:p>
          </table:table-cell>
          <table:table-cell table:style-name="ce5" table:formula="of:=&quot;F&quot; &amp;[.$H33] &amp;&quot;+&quot;&amp;[.$B33]*([.$C$38]+[.$C$39])" office:value-type="string" office:string-value="F1770137+9">
            <text:p>F1770137+9</text:p>
          </table:table-cell>
          <table:table-cell table:style-name="ce5" table:formula="of:=[.$H33] &amp;&quot;, &quot;&amp;[.$B33]*([.$C$38]+[.$C$39])" office:value-type="string" office:string-value="1770137, 9">
            <text:p>1770137, 9</text:p>
          </table:table-cell>
          <table:table-cell table:number-columns-repeated="3"/>
          <table:table-cell table:style-name="ce7" office:value-type="float" office:value="1770137">
            <text:p>1770137</text:p>
          </table:table-cell>
          <table:table-cell/>
        </table:table-row>
        <table:table-row table:style-name="ro3">
          <table:table-cell office:value-type="string">
            <text:p>RN2,RN3,RN5,RN6,RN7,RN9,RN10</text:p>
          </table:table-cell>
          <table:table-cell table:style-name="ce4" table:formula="of:=SUMPRODUCT(LEN([.$A34])-LEN(SUBSTITUTE([.$A34];&quot;,&quot;;&quot;&quot;)))+1" office:value-type="float" office:value="7">
            <text:p>7</text:p>
          </table:table-cell>
          <table:table-cell table:style-name="ce5" table:formula="of:=&quot;F&quot; &amp;[.$H34] &amp;&quot;+&quot;&amp;[.$B34]*([.$C$38]+[.$C$39])" office:value-type="string" office:string-value="F1770131+21">
            <text:p>F1770131+21</text:p>
          </table:table-cell>
          <table:table-cell table:style-name="ce5" table:formula="of:=[.$H34] &amp;&quot;, &quot;&amp;[.$B34]*([.$C$38]+[.$C$39])" office:value-type="string" office:string-value="1770131, 21">
            <text:p>1770131, 21</text:p>
          </table:table-cell>
          <table:table-cell table:number-columns-repeated="3"/>
          <table:table-cell table:style-name="ce7" office:value-type="string">
            <text:p>1770131</text:p>
          </table:table-cell>
          <table:table-cell/>
        </table:table-row>
        <table:table-row table:style-name="ro3">
          <table:table-cell office:value-type="string">
            <text:p>X1, X3</text:p>
          </table:table-cell>
          <table:table-cell table:style-name="ce4" table:formula="of:=SUMPRODUCT(LEN([.$A35])-LEN(SUBSTITUTE([.$A35];&quot;,&quot;;&quot;&quot;)))+1" office:value-type="float" office:value="2">
            <text:p>2</text:p>
          </table:table-cell>
          <table:table-cell table:style-name="ce5" table:formula="of:=&quot;F&quot; &amp;[.$H35] &amp;&quot;+&quot;&amp;[.$B35]*([.$C$38]+[.$C$39])" office:value-type="string" office:string-value="F1717006+6">
            <text:p>F1717006+6</text:p>
          </table:table-cell>
          <table:table-cell table:style-name="ce5" table:formula="of:=[.$H35] &amp;&quot;, &quot;&amp;[.$B35]*([.$C$38]+[.$C$39])" office:value-type="string" office:string-value="1717006, 6">
            <text:p>1717006, 6</text:p>
          </table:table-cell>
          <table:table-cell table:number-columns-repeated="3"/>
          <table:table-cell table:style-name="ce7" office:value-type="float" office:value="1717006">
            <text:p>1717006</text:p>
          </table:table-cell>
          <table:table-cell/>
        </table:table-row>
        <table:table-row table:style-name="ro3">
          <table:table-cell office:value-type="string">
            <text:p>X2</text:p>
          </table:table-cell>
          <table:table-cell table:style-name="ce4" table:formula="of:=SUMPRODUCT(LEN([.$A36])-LEN(SUBSTITUTE([.$A36];&quot;,&quot;;&quot;&quot;)))+1" office:value-type="float" office:value="1">
            <text:p>1</text:p>
          </table:table-cell>
          <table:table-cell table:style-name="ce5" table:formula="of:=&quot;F&quot; &amp;[.$H36] &amp;&quot;+&quot;&amp;[.$B36]*([.$C$38]+[.$C$39])" office:value-type="string" office:string-value="F1344008+3">
            <text:p>F1344008+3</text:p>
          </table:table-cell>
          <table:table-cell table:style-name="ce5" table:formula="of:=[.$H36] &amp;&quot;, &quot;&amp;[.$B36]*([.$C$38]+[.$C$39])" office:value-type="string" office:string-value="1344008, 3">
            <text:p>1344008, 3</text:p>
          </table:table-cell>
          <table:table-cell table:number-columns-repeated="3"/>
          <table:table-cell table:style-name="ce8" office:value-type="string">
            <text:p>1344008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>
            <text:p>Number to order with SMD analog resistors: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6"/>
        </table:table-row>
        <table:table-row table:style-name="ro3">
          <table:table-cell table:style-name="ce3" office:value-type="string">
            <text:p>Number to order with through-hole analog resistors: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3" table:number-rows-repeated="104853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5:Sheet1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 style:data-style-name="N2" text:time-value="0000-00-00T20:02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2:44:16</meta:creation-date>
    <dc:date>2014-08-12T21:11:26</dc:date>
    <meta:editing-duration>PT1H25M15S</meta:editing-duration>
    <meta:editing-cycles>25</meta:editing-cycles>
    <meta:generator>LibreOffice/4.0.2.2$Linux_x86 LibreOffice_project/400m0$Build-2</meta:generator>
    <meta:document-statistic meta:table-count="3" meta:cell-count="179" meta:object-count="0"/>
  </office:meta>
</office:document-meta>
</file>